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03f" officeooo:paragraph-rsid="00113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16:09.645091373</meta:creation-date>
    <dc:date>2019-05-24T12:17:19.404333273</dc:date>
    <meta:editing-duration>PT1M1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